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45.64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311.5pt"/>
    </style:style>
    <style:style style:name="co6" style:family="table-column">
      <style:table-column-properties fo:break-before="auto" style:column-width="346.2pt"/>
    </style:style>
    <style:style style:name="co7" style:family="table-column">
      <style:table-column-properties fo:break-before="auto" style:column-width="664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3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_lb_track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V Mean</text:p>
          </table:table-cell>
          <table:table-cell table:style-name="ce2" office:value-type="string" calcext:value-type="string">
            <text:p>CV Std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Z-Scor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ubmission Fi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0.801026" calcext:value-type="float">
            <text:p>0.80103</text:p>
          </table:table-cell>
          <table:table-cell office:value-type="float" office:value="0.094022" calcext:value-type="float">
            <text:p>0.09402</text:p>
          </table:table-cell>
          <table:table-cell office:value-type="float" office:value="0.754" calcext:value-type="float">
            <text:p>0.754</text:p>
          </table:table-cell>
          <table:table-cell table:formula="of:=([.C2]-[.A2])/[.B2]" office:value-type="float" office:value="-0.500159537129608" calcext:value-type="float">
            <text:p>-0.500</text:p>
          </table:table-cell>
          <table:table-cell office:value-type="string" calcext:value-type="string">
            <text:p>simple_logistic_regression.py</text:p>
          </table:table-cell>
          <table:table-cell office:value-type="string" calcext:value-type="string">
            <text:p>simple_logistic_regression_1553121325.326404.csv</text:p>
          </table:table-cell>
          <table:table-cell office:value-type="string" calcext:value-type="string">
            <text:p>Simple logistic regression model with all the features scaled with a quantile transform.</text:p>
          </table:table-cell>
        </table:table-row>
        <table:table-row table:style-name="ro1">
          <table:table-cell office:value-type="float" office:value="0.756066" calcext:value-type="float">
            <text:p>0.75607</text:p>
          </table:table-cell>
          <table:table-cell office:value-type="float" office:value="0.103572" calcext:value-type="float">
            <text:p>0.10357</text:p>
          </table:table-cell>
          <table:table-cell office:value-type="float" office:value="0.689" calcext:value-type="float">
            <text:p>0.689</text:p>
          </table:table-cell>
          <table:table-cell table:formula="of:=([.C3]-[.A3])/[.B3]" office:value-type="float" office:value="-0.647530220522921" calcext:value-type="float">
            <text:p>-0.648</text:p>
          </table:table-cell>
          <table:table-cell office:value-type="string" calcext:value-type="string">
            <text:p>simple_ridge_classifier.py</text:p>
          </table:table-cell>
          <table:table-cell office:value-type="string" calcext:value-type="string">
            <text:p>simple_ridge_classifier_1553192322.5715747.csv</text:p>
          </table:table-cell>
          <table:table-cell office:value-type="string" calcext:value-type="string">
            <text:p>Simple ridge classifier model with all the features scaled with a quantile transform.</text:p>
          </table:table-cell>
        </table:table-row>
        <table:table-row table:style-name="ro1">
          <table:table-cell office:value-type="float" office:value="0.81777" calcext:value-type="float">
            <text:p>0.81777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859" calcext:value-type="float">
            <text:p>0.859</text:p>
          </table:table-cell>
          <table:table-cell table:formula="of:=([.C4]-[.A4])/[.B4]" office:value-type="float" office:value="0.479976717112921" calcext:value-type="float">
            <text:p>0.480</text:p>
          </table:table-cell>
          <table:table-cell office:value-type="string" calcext:value-type="string">
            <text:p>bayes_logistic_normal_prior.py</text:p>
          </table:table-cell>
          <table:table-cell office:value-type="string" calcext:value-type="string">
            <text:p>logistic_normal_prior_1556487707.csv</text:p>
          </table:table-cell>
          <table:table-cell office:value-type="string" calcext:value-type="string">
            <text:p>Bayesian logistic regression model with normal prior for weight and Bernoulli inclusion prior of p=0.05</text:p>
          </table:table-cell>
        </table:table-row>
        <table:table-row table:style-name="ro1">
          <table:table-cell office:value-type="float" office:value="0.81499" calcext:value-type="float">
            <text:p>0.81499</text:p>
          </table:table-cell>
          <table:table-cell office:value-type="float" office:value="0.09003" calcext:value-type="float">
            <text:p>0.09003</text:p>
          </table:table-cell>
          <table:table-cell office:value-type="float" office:value="0.855" calcext:value-type="float">
            <text:p>0.855</text:p>
          </table:table-cell>
          <table:table-cell table:formula="of:=([.C5]-[.A5])/[.B5]" office:value-type="float" office:value="0.444407419748971" calcext:value-type="float">
            <text:p>0.444</text:p>
          </table:table-cell>
          <table:table-cell office:value-type="string" calcext:value-type="string">
            <text:p>bayes_logistic_studentT_prior.py</text:p>
          </table:table-cell>
          <table:table-cell office:value-type="string" calcext:value-type="string">
            <text:p>logistic_studentT_prior_1556488740.csv</text:p>
          </table:table-cell>
          <table:table-cell office:value-type="string" calcext:value-type="string">
            <text:p>Bayesian logistic regression model with student T prior for weight and Bernoulli inclusion prior of p=0.05</text:p>
          </table:table-cell>
        </table:table-row>
        <table:table-row table:style-name="ro1">
          <table:table-cell office:value-type="float" office:value="0.81795" calcext:value-type="float">
            <text:p>0.81795</text:p>
          </table:table-cell>
          <table:table-cell office:value-type="float" office:value="0.09177" calcext:value-type="float">
            <text:p>0.09177</text:p>
          </table:table-cell>
          <table:table-cell office:value-type="float" office:value="0.85" calcext:value-type="float">
            <text:p>0.850</text:p>
          </table:table-cell>
          <table:table-cell table:formula="of:=([.C6]-[.A6])/[.B6]" office:value-type="float" office:value="0.349242671897133" calcext:value-type="float">
            <text:p>0.349</text:p>
          </table:table-cell>
          <table:table-cell office:value-type="string" calcext:value-type="string">
            <text:p>bayes_tanh_normal_prior.py</text:p>
          </table:table-cell>
          <table:table-cell office:value-type="string" calcext:value-type="string">
            <text:p>tanh_normal_prior_1556500129.csv</text:p>
          </table:table-cell>
          <table:table-cell office:value-type="string" calcext:value-type="string">
            <text:p>Bayesian tanh regression model with normal prior for weight and Bernoulli inclusion prior of p=0.05</text:p>
          </table:table-cell>
        </table:table-row>
        <table:table-row table:style-name="ro1">
          <table:table-cell office:value-type="float" office:value="0.80814" calcext:value-type="float">
            <text:p>0.80814</text:p>
          </table:table-cell>
          <table:table-cell office:value-type="float" office:value="0.08896" calcext:value-type="float">
            <text:p>0.08896</text:p>
          </table:table-cell>
          <table:table-cell office:value-type="float" office:value="0.854" calcext:value-type="float">
            <text:p>0.854</text:p>
          </table:table-cell>
          <table:table-cell table:formula="of:=([.C7]-[.A7])/[.B7]" office:value-type="float" office:value="0.515512589928056" calcext:value-type="float">
            <text:p>0.516</text:p>
          </table:table-cell>
          <table:table-cell office:value-type="string" calcext:value-type="string">
            <text:p>bayes_tanh_studentT_prior.py</text:p>
          </table:table-cell>
          <table:table-cell office:value-type="string" calcext:value-type="string">
            <text:p>tanh_studentT_prior_1556501551.csv</text:p>
          </table:table-cell>
          <table:table-cell office:value-type="string" calcext:value-type="string">
            <text:p>Bayesian tanh regression model with student T prior for weight and Bernoulli inclusion prior of p=0.05</text:p>
          </table:table-cell>
        </table:table-row>
        <table:table-row table:style-name="ro1">
          <table:table-cell office:value-type="float" office:value="0.80923" calcext:value-type="float">
            <text:p>0.80923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849" calcext:value-type="float">
            <text:p>0.849</text:p>
          </table:table-cell>
          <table:table-cell table:formula="of:=([.C8]-[.A8])/[.B8]" office:value-type="float" office:value="0.46525503041647" calcext:value-type="float">
            <text:p>0.465</text:p>
          </table:table-cell>
          <table:table-cell office:value-type="string" calcext:value-type="string">
            <text:p>bayes_logistic_normal_prior_varied_inclusion_probability.py</text:p>
          </table:table-cell>
          <table:table-cell office:value-type="string" calcext:value-type="string">
            <text:p>logistic_normal_prior_varied_inclusion_probability_1556505577.csv</text:p>
          </table:table-cell>
          <table:table-cell office:value-type="string" calcext:value-type="string">
            <text:p>Bayesian logistic regression model with normal prior for weight and Bernoulli inclusion prior with uniform prior</text:p>
          </table:table-cell>
        </table:table-row>
        <table:table-row table:style-name="ro1">
          <table:table-cell office:value-type="float" office:value="0.80148" calcext:value-type="float">
            <text:p>0.80148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718" calcext:value-type="float">
            <text:p>0.718</text:p>
          </table:table-cell>
          <table:table-cell table:formula="of:=([.C9]-[.A9])/[.B9]" office:value-type="float" office:value="-1.03960149439602" calcext:value-type="float">
            <text:p>-1.040</text:p>
          </table:table-cell>
          <table:table-cell office:value-type="string" calcext:value-type="string">
            <text:p>logistic_regression_L1_penalty.py</text:p>
          </table:table-cell>
          <table:table-cell office:value-type="string" calcext:value-type="string">
            <text:p>logistic_regression_L1_penalty_1556536169.csv</text:p>
          </table:table-cell>
          <table:table-cell office:value-type="string" calcext:value-type="string">
            <text:p>Logistic regression model with feature inclusion/exclusion params and L1 penalty</text:p>
          </table:table-cell>
        </table:table-row>
        <table:table-row table:style-name="ro1">
          <table:table-cell office:value-type="float" office:value="0.781" calcext:value-type="float">
            <text:p>0.78100</text:p>
          </table:table-cell>
          <table:table-cell office:value-type="float" office:value="0.0908" calcext:value-type="float">
            <text:p>0.09080</text:p>
          </table:table-cell>
          <table:table-cell office:value-type="float" office:value="0.76" calcext:value-type="float">
            <text:p>0.760</text:p>
          </table:table-cell>
          <table:table-cell table:formula="of:=([.C10]-[.A10])/[.B10]" office:value-type="float" office:value="-0.231277533039648" calcext:value-type="float">
            <text:p>-0.231</text:p>
          </table:table-cell>
          <table:table-cell office:value-type="string" calcext:value-type="string">
            <text:p>tanh_regression_L1_penalty.py</text:p>
          </table:table-cell>
          <table:table-cell office:value-type="string" calcext:value-type="string">
            <text:p>tanh_regression_L1_penalty_1556544286.csv</text:p>
          </table:table-cell>
          <table:table-cell office:value-type="string" calcext:value-type="string">
            <text:p>Tanh regression model with feature inclusion/exclusion params and L2 penalty</text:p>
          </table:table-cell>
        </table:table-row>
        <table:table-row table:style-name="ro1">
          <table:table-cell office:value-type="float" office:value="0.67455" calcext:value-type="float">
            <text:p>0.67455</text:p>
          </table:table-cell>
          <table:table-cell office:value-type="float" office:value="0.10358" calcext:value-type="float">
            <text:p>0.10358</text:p>
          </table:table-cell>
          <table:table-cell office:value-type="float" office:value="0.739" calcext:value-type="float">
            <office:annotation draw:style-name="gr1" draw:text-style-name="P2" svg:width="82.18pt" svg:height="95.27pt" svg:x="146.1pt" svg:y="28.06pt" draw:caption-point-x="-14.8pt" draw:caption-point-y="100.2pt">
              <dc:date>2019-05-01T00:00:00</dc:date>
              <text:p text:style-name="P1"><text:span text:style-name="T1">CV was done on the hard predictions not on the soft ones, so the CV mean/std and Z-Score are not accurate here</text:span></text:p>
            </office:annotation>
            <text:p>0.739</text:p>
          </table:table-cell>
          <table:table-cell table:formula="of:=([.C11]-[.A11])/[.B11]" office:value-type="float" office:value="0.622224367638539" calcext:value-type="float">
            <text:p>0.622</text:p>
          </table:table-cell>
          <table:table-cell office:value-type="string" calcext:value-type="string">
            <text:p>simple_svm_classifier.py</text:p>
          </table:table-cell>
          <table:table-cell office:value-type="string" calcext:value-type="string">
            <text:p>simple_svm_classifier_soft_prediction_1556551308.csv</text:p>
          </table:table-cell>
          <table:table-cell office:value-type="string" calcext:value-type="string">
            <text:p>SVM classifier model with bayesian hyper parameter optimization with scikit-optimize and used soft prediction</text:p>
          </table:table-cell>
        </table:table-row>
        <table:table-row table:style-name="ro1">
          <table:table-cell office:value-type="float" office:value="0.67455" calcext:value-type="float">
            <text:p>0.67455</text:p>
          </table:table-cell>
          <table:table-cell office:value-type="float" office:value="0.10358" calcext:value-type="float">
            <text:p>0.10358</text:p>
          </table:table-cell>
          <table:table-cell office:value-type="float" office:value="0.66" calcext:value-type="float">
            <text:p>0.660</text:p>
          </table:table-cell>
          <table:table-cell table:formula="of:=([.C12]-[.A12])/[.B12]" office:value-type="float" office:value="-0.140471133423441" calcext:value-type="float">
            <text:p>-0.140</text:p>
          </table:table-cell>
          <table:table-cell office:value-type="string" calcext:value-type="string">
            <text:p>simple_svm_classifier.py</text:p>
          </table:table-cell>
          <table:table-cell office:value-type="string" calcext:value-type="string">
            <text:p>simple_svm_classifier_hard_prediction_1556551307.csv</text:p>
          </table:table-cell>
          <table:table-cell office:value-type="string" calcext:value-type="string">
            <text:p>SVM classifier model with bayesian hyper parameter optimization with scikit-optimize and used hard predictions</text:p>
          </table:table-cell>
        </table:table-row>
        <table:table-row table:style-name="ro1">
          <table:table-cell office:value-type="float" office:value="0.80841" calcext:value-type="float">
            <office:annotation draw:style-name="gr2" draw:text-style-name="P2" svg:width="82.18pt" svg:height="61.68pt" svg:x="63.5pt" svg:y="64.8pt" draw:caption-point-x="-11.93pt" draw:caption-point-y="89.06pt">
              <dc:date>2019-05-01T00:00:00</dc:date>
              <text:p text:style-name="P1"><text:span text:style-name="T1">Started using new CV scheme, using RepeatedStratifiedKFold</text:span></text:p>
            </office:annotation>
            <text:p>0.80841</text:p>
          </table:table-cell>
          <table:table-cell office:value-type="float" office:value="0.08775" calcext:value-type="float">
            <text:p>0.08775</text:p>
          </table:table-cell>
          <table:table-cell office:value-type="float" office:value="0.855" calcext:value-type="float">
            <text:p>0.855</text:p>
          </table:table-cell>
          <table:table-cell table:formula="of:=([.C13]-[.A13])/[.B13]" office:value-type="float" office:value="0.53094017094017" calcext:value-type="float">
            <text:p>0.531</text:p>
          </table:table-cell>
          <table:table-cell office:value-type="string" calcext:value-type="string">
            <text:p>bayes_logistic_normal_prior_beta_probability_exponential_std.py</text:p>
          </table:table-cell>
          <table:table-cell office:value-type="string" calcext:value-type="string">
            <text:p>logistic_normal_prior_beta_probability_exponential_std_1556693789.csv</text:p>
          </table:table-cell>
          <table:table-cell office:value-type="string" calcext:value-type="string">
            <text:p>Bayesian logistic regression model with normal prior with expoentnial for std prior for weight, Bernoulli inclusion prior with beta probability prior</text:p>
          </table:table-cell>
        </table:table-row>
        <table:table-row table:style-name="ro1">
          <table:table-cell office:value-type="float" office:value="0.80111" calcext:value-type="float">
            <text:p>0.80111</text:p>
          </table:table-cell>
          <table:table-cell office:value-type="float" office:value="0.07587" calcext:value-type="float">
            <text:p>0.07587</text:p>
          </table:table-cell>
          <table:table-cell office:value-type="float" office:value="0.85" calcext:value-type="float">
            <text:p>0.850</text:p>
          </table:table-cell>
          <table:table-cell table:formula="of:=([.C14]-[.A14])/[.B14]" office:value-type="float" office:value="0.644391722683536" calcext:value-type="float">
            <text:p>0.644</text:p>
          </table:table-cell>
          <table:table-cell office:value-type="string" calcext:value-type="string">
            <text:p>bayes_logistic_normal_prior_cubics.py</text:p>
          </table:table-cell>
          <table:table-cell office:value-type="string" calcext:value-type="string">
            <text:p>logistic_normal_prior_cubics_1556781920.csv</text:p>
          </table:table-cell>
          <table:table-cell office:value-type="string" calcext:value-type="string">
            <text:p>Bayesian logistic regression model with normal prior for weight and Bernoulli inclusion prior of p=0.05 with linear and cubed features</text:p>
          </table:table-cell>
        </table:table-row>
        <table:table-row table:style-name="ro1">
          <table:table-cell office:value-type="float" office:value="0.76389" calcext:value-type="float">
            <text:p>0.76389</text:p>
          </table:table-cell>
          <table:table-cell office:value-type="float" office:value="0.07437" calcext:value-type="float">
            <text:p>0.07437</text:p>
          </table:table-cell>
          <table:table-cell office:value-type="float" office:value="0.836" calcext:value-type="float">
            <text:p>0.836</text:p>
          </table:table-cell>
          <table:table-cell table:formula="of:=([.C15]-[.A15])/[.B15]" office:value-type="float" office:value="0.969611402447222" calcext:value-type="float">
            <text:p>0.970</text:p>
          </table:table-cell>
          <table:table-cell office:value-type="string" calcext:value-type="string">
            <text:p>bayes_logistic_normal_prior_exps.py</text:p>
          </table:table-cell>
          <table:table-cell office:value-type="string" calcext:value-type="string">
            <text:p>logistic_normal_prior_exps_1556781980.csv</text:p>
          </table:table-cell>
          <table:table-cell office:value-type="string" calcext:value-type="string">
            <text:p>Bayesian logistic regression model with normal prior for weight and Bernoulli inclusion prior of p=0.05 with linear and exp features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tats" table:style-name="ta1"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CV-LB Correlation</text:p>
          </table:table-cell>
          <table:table-cell table:formula="of:=CORREL([$cv_lb_tracker.A2:.A99];[$cv_lb_tracker.C2:.C99])" office:value-type="float" office:value="0.707247296199236" calcext:value-type="float">
            <text:p>0.707247296199236</text:p>
          </table:table-cell>
        </table:table-row>
        <table:table-row table:style-name="ro1">
          <table:table-cell office:value-type="string" calcext:value-type="string">
            <text:p>CV-LB Slope</text:p>
          </table:table-cell>
          <table:table-cell table:formula="of:=SLOPE([$cv_lb_tracker.A2:.A99]; [$cv_lb_tracker.C2:.C99])" office:value-type="float" office:value="0.481277181136349" calcext:value-type="float">
            <text:p>0.481277181136349</text:p>
          </table:table-cell>
        </table:table-row>
        <table:table-row table:style-name="ro1">
          <table:table-cell office:value-type="string" calcext:value-type="string">
            <text:p>CV-LB Intercept</text:p>
          </table:table-cell>
          <table:table-cell table:formula="of:=INTERCEPT([$cv_lb_tracker.A2:.A99]; [$cv_lb_tracker.C2:.C99])" office:value-type="float" office:value="0.398179252022479" calcext:value-type="float">
            <text:p>0.398179252022479</text:p>
          </table:table-cell>
        </table:table-row>
        <table:table-row table:style-name="ro1">
          <table:table-cell office:value-type="string" calcext:value-type="string">
            <text:p>Z-Score Avg</text:p>
          </table:table-cell>
          <table:table-cell table:formula="of:=AVERAGE([$cv_lb_tracker.D2:.D99])" office:value-type="float" office:value="0.175894441021527" calcext:value-type="float">
            <text:p>0.175894441021527</text:p>
          </table:table-cell>
        </table:table-row>
        <table:table-row table:style-name="ro1">
          <table:table-cell office:value-type="string" calcext:value-type="string">
            <text:p>Z-Score Std</text:p>
          </table:table-cell>
          <table:table-cell table:formula="of:=STDEV([$cv_lb_tracker.D2:.D99])" office:value-type="float" office:value="0.584861114715362" calcext:value-type="float">
            <text:p>0.584861114715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07:13:39.49130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07:18:06.353802089</dc:date>
    <meta:editing-duration>PT2H6M41S</meta:editing-duration>
    <meta:editing-cycles>14</meta:editing-cycles>
    <meta:generator>LibreOffice/6.0.7.3$Linux_X86_64 LibreOffice_project/00m0$Build-3</meta:generator>
    <meta:document-statistic meta:table-count="2" meta:cell-count="115" meta:object-count="0"/>
  </office:meta>
</office:document-meta>
</file>